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9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94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No off</text:p>
          </table:table-cell>
          <table:table-cell table:style-name="ce2" office:value-type="string" calcext:value-type="string">
            <text:p>Units</text:p>
          </table:table-cell>
          <table:table-cell table:style-name="ce4" office:value-type="string" calcext:value-type="string">
            <text:p>cost ea.</text:p>
          </table:table-cell>
          <table:table-cell table:style-name="ce4" office:value-type="string" calcext:value-type="string">
            <text:p>Total</text:p>
          </table:table-cell>
          <table:table-cell table:style-name="ce1" office:value-type="string" calcext:value-type="string">
            <text:p>url</text:p>
          </table:table-cell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eschen Electrical Pneumatic Solenoid Valve 2V025-08 12VDC PT1/4 2/2 Way Normally Clos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office:value-type="currency" office:currency="GBP" office:value="7.99" calcext:value-type="currency">
            <text:p>£7.99</text:p>
          </table:table-cell>
          <table:table-cell table:formula="of:=[.B3]*[.D3]" office:value-type="currency" office:currency="GBP" office:value="47.94" calcext:value-type="currency">
            <text:p>£47.94</text:p>
          </table:table-cell>
          <table:table-cell office:value-type="string" calcext:value-type="string">
            <text:p><text:a xlink:href="https://www.amazon.co.uk/gp/product/B072ZY51W5" xlink:type="simple">https://www.amazon.co.uk/gp/product/B072ZY51W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M 6mm x 4mm Pneumatic PU Hos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currency" office:currency="GBP" office:value="2.83" calcext:value-type="currency">
            <text:p>£2.83</text:p>
          </table:table-cell>
          <table:table-cell table:formula="of:=[.B4]*[.D4]" office:value-type="currency" office:currency="GBP" office:value="28.3" calcext:value-type="currency">
            <text:p>£28.30</text:p>
          </table:table-cell>
          <table:table-cell office:value-type="string" calcext:value-type="string">
            <text:p><text:a xlink:href="https://www.amazon.co.uk/gp/product/B008MO66FO" xlink:type="simple">https://www.amazon.co.uk/gp/product/B008MO66FO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Air 3 Way Quick Fittings Connector 6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6" calcext:value-type="currency">
            <text:p>£2.60</text:p>
          </table:table-cell>
          <table:table-cell table:formula="of:=[.B5]*[.D5]" office:value-type="currency" office:currency="GBP" office:value="13" calcext:value-type="currency">
            <text:p>£13.00</text:p>
          </table:table-cell>
          <table:table-cell office:value-type="string" calcext:value-type="string">
            <text:p><text:a xlink:href="https://www.amazon.co.uk/gp/product/B06X9J61VK" xlink:type="simple">https://www.amazon.co.uk/gp/product/B06X9J61VK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xygen Air Gas Flow Meter, 2.5-25LPM 8mm Tu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currency" office:currency="GBP" office:value="13.69" calcext:value-type="currency">
            <text:p>£13.69</text:p>
          </table:table-cell>
          <table:table-cell table:formula="of:=[.B6]*[.D6]" office:value-type="currency" office:currency="GBP" office:value="13.69" calcext:value-type="currency">
            <text:p>£13.69</text:p>
          </table:table-cell>
          <table:table-cell office:value-type="string" calcext:value-type="string">
            <text:p><text:a xlink:href="https://www.amazon.co.uk/gp/product/B07WPK2CLS" xlink:type="simple">https://www.amazon.co.uk/gp/product/B07WPK2CLS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neumatic male stud fitting metric &amp; BSP tube inline push fit connector 6mm → 1/4” BS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02" calcext:value-type="currency">
            <text:p>£2.02</text:p>
          </table:table-cell>
          <table:table-cell table:formula="of:=[.B7]*[.D7]" office:value-type="currency" office:currency="GBP" office:value="24.24" calcext:value-type="currency">
            <text:p>£24.24</text:p>
          </table:table-cell>
          <table:table-cell office:value-type="string" calcext:value-type="string">
            <text:p><text:a xlink:href="https://www.ebay.co.uk/itm/Nylon-Pneumatic-MALE-STUD-FITTING-METRIC-BSP-tube-inline-push-fit-connector/321632323070" xlink:type="simple">https://www.ebay.co.uk/itm/Nylon-Pneumatic-MALE-STUD-FITTING-METRIC-BSP-tube-inline-push-fit-connector/321632323070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mm compression stop e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currency" office:currency="GBP" office:value="2.62" calcext:value-type="currency">
            <text:p>£2.62</text:p>
          </table:table-cell>
          <table:table-cell table:formula="of:=[.B8]*[.D8]" office:value-type="currency" office:currency="GBP" office:value="10.48" calcext:value-type="currency">
            <text:p>£10.48</text:p>
          </table:table-cell>
          <table:table-cell office:value-type="string" calcext:value-type="string">
            <text:p><text:a xlink:href="https://www.ebay.co.uk/itm/CHEAP-15mm-22mm-28mm-Compression-Fittings-Elbows-Tees-Adaptors-Couplers/133302898665" xlink:type="simple">https://www.ebay.co.uk/itm/CHEAP-15mm-22mm-28mm-Compression-Fittings-Elbows-Tees-Adaptors-Couplers/133302898665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o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office:value-type="currency" office:currency="GBP" office:value="8.99" calcext:value-type="currency">
            <text:p>£8.99</text:p>
          </table:table-cell>
          <table:table-cell table:formula="of:=[.B9]*[.D9]" office:value-type="currency" office:currency="GBP" office:value="8.99" calcext:value-type="currency">
            <text:p>£8.99</text:p>
          </table:table-cell>
          <table:table-cell office:value-type="string" calcext:value-type="string">
            <text:p><text:a xlink:href="https://www.ebay.co.uk/itm/1000g-1kg-ZEOLITE-AMMONIA-REMOVER-AQUARIUM-AND-POND-KOI-FILTER-MEDIA/260882189380" xlink:type="simple">https://www.ebay.co.uk/itm/1000g-1kg-ZEOLITE-AMMONIA-REMOVER-AQUARIUM-AND-POND-KOI-FILTER-MEDIA/260882189380</text:a>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Total:</text:p>
          </table:table-cell>
          <table:table-cell table:formula="of:=SUM([.E3:.E9])" office:value-type="currency" office:currency="GBP" office:value="146.64" calcext:value-type="currency">
            <text:p>£146.64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7:09:26.352172435</meta:creation-date>
    <meta:generator>LibreOffice/6.0.7.3$Linux_X86_64 LibreOffice_project/00m0$Build-3</meta:generator>
    <dc:date>2020-03-16T17:35:01.093130778</dc:date>
    <meta:editing-duration>PT4M30S</meta:editing-duration>
    <meta:editing-cycles>1</meta:editing-cycles>
    <meta:document-statistic meta:table-count="1" meta:cell-count="50" meta:object-count="0"/>
  </office:meta>
</office:document-meta>
</file>